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d150" officeooo:paragraph-rsid="0010d150"/>
    </style:style>
    <style:style style:name="P2" style:family="paragraph" style:parent-style-name="Standard">
      <style:paragraph-properties fo:text-align="center" style:justify-single-word="false"/>
      <style:text-properties officeooo:rsid="0010d150" officeooo:paragraph-rsid="0010d150"/>
    </style:style>
    <style:style style:name="P3" style:family="paragraph" style:parent-style-name="Standard">
      <style:text-properties officeooo:rsid="0010d150" officeooo:paragraph-rsid="0019d085"/>
    </style:style>
    <style:style style:name="P4" style:family="paragraph" style:parent-style-name="Standard">
      <style:text-properties officeooo:rsid="0011b81b" officeooo:paragraph-rsid="0010d150"/>
    </style:style>
    <style:style style:name="P5" style:family="paragraph" style:parent-style-name="Standard">
      <style:text-properties officeooo:rsid="0011b81b" officeooo:paragraph-rsid="0011b81b"/>
    </style:style>
    <style:style style:name="P6" style:family="paragraph" style:parent-style-name="Standard">
      <style:text-properties officeooo:rsid="0011b81b" officeooo:paragraph-rsid="00120aa0"/>
    </style:style>
    <style:style style:name="P7" style:family="paragraph" style:parent-style-name="Standard">
      <style:text-properties officeooo:rsid="0011b81b" officeooo:paragraph-rsid="00174916"/>
    </style:style>
    <style:style style:name="P8" style:family="paragraph" style:parent-style-name="Standard">
      <style:text-properties officeooo:rsid="0011b81b" officeooo:paragraph-rsid="0017eef1"/>
    </style:style>
    <style:style style:name="P9" style:family="paragraph" style:parent-style-name="Standard">
      <style:text-properties officeooo:rsid="0011b81b" officeooo:paragraph-rsid="0019d085"/>
    </style:style>
    <style:style style:name="P10" style:family="paragraph" style:parent-style-name="Standard">
      <style:text-properties officeooo:rsid="0011b81b" officeooo:paragraph-rsid="001b0980"/>
    </style:style>
    <style:style style:name="P11" style:family="paragraph" style:parent-style-name="Standard">
      <style:text-properties officeooo:rsid="00120aa0" officeooo:paragraph-rsid="00120aa0"/>
    </style:style>
    <style:style style:name="P12" style:family="paragraph" style:parent-style-name="Standard">
      <style:text-properties officeooo:rsid="00120aa0" officeooo:paragraph-rsid="0012e9ba"/>
    </style:style>
    <style:style style:name="P13" style:family="paragraph" style:parent-style-name="Standard">
      <style:text-properties officeooo:rsid="0012e9ba" officeooo:paragraph-rsid="0012e9ba"/>
    </style:style>
    <style:style style:name="P14" style:family="paragraph" style:parent-style-name="Standard">
      <style:text-properties officeooo:rsid="0017eef1" officeooo:paragraph-rsid="001b0980"/>
    </style:style>
    <style:style style:name="P15" style:family="paragraph" style:parent-style-name="Standard">
      <style:text-properties officeooo:rsid="0019d085" officeooo:paragraph-rsid="0019d085"/>
    </style:style>
    <style:style style:name="P16" style:family="paragraph" style:parent-style-name="Standard">
      <style:text-properties officeooo:rsid="001b0980" officeooo:paragraph-rsid="001b0980"/>
    </style:style>
    <style:style style:name="P17" style:family="paragraph" style:parent-style-name="Standard">
      <style:text-properties officeooo:rsid="001b0980" officeooo:paragraph-rsid="001ce121"/>
    </style:style>
    <style:style style:name="P18" style:family="paragraph" style:parent-style-name="Standard">
      <style:text-properties officeooo:rsid="001eab52" officeooo:paragraph-rsid="0022b4f0"/>
    </style:style>
    <style:style style:name="P19" style:family="paragraph" style:parent-style-name="Standard">
      <style:text-properties officeooo:rsid="001f39ae" officeooo:paragraph-rsid="001f39ae"/>
    </style:style>
    <style:style style:name="P20" style:family="paragraph" style:parent-style-name="Standard" style:list-style-name="L2">
      <style:text-properties officeooo:rsid="001f39ae" officeooo:paragraph-rsid="001f39ae"/>
    </style:style>
    <style:style style:name="P21" style:family="paragraph" style:parent-style-name="Standard">
      <style:text-properties officeooo:rsid="0020d164" officeooo:paragraph-rsid="0020d164"/>
    </style:style>
    <style:style style:name="P22" style:family="paragraph" style:parent-style-name="Standard">
      <style:text-properties officeooo:rsid="00214777" officeooo:paragraph-rsid="0020d164"/>
    </style:style>
    <style:style style:name="P23" style:family="paragraph" style:parent-style-name="Standard">
      <style:text-properties officeooo:rsid="00214777" officeooo:paragraph-rsid="00214777"/>
    </style:style>
    <style:style style:name="P24" style:family="paragraph" style:parent-style-name="Standard">
      <style:text-properties officeooo:rsid="00214777" officeooo:paragraph-rsid="0022b4f0"/>
    </style:style>
    <style:style style:name="P25" style:family="paragraph" style:parent-style-name="Standard">
      <style:text-properties officeooo:rsid="0022b4f0" officeooo:paragraph-rsid="0022b4f0"/>
    </style:style>
    <style:style style:name="P26" style:family="paragraph" style:parent-style-name="Standard">
      <style:text-properties fo:font-style="italic" officeooo:rsid="0022b4f0" officeooo:paragraph-rsid="0022b4f0" style:font-style-asian="italic" style:font-style-complex="italic"/>
    </style:style>
    <style:style style:name="P27" style:family="paragraph" style:parent-style-name="Standard">
      <style:paragraph-properties fo:break-before="page"/>
      <style:text-properties officeooo:rsid="001eab52" officeooo:paragraph-rsid="0022b4f0"/>
    </style:style>
    <style:style style:name="T1" style:family="text">
      <style:text-properties officeooo:rsid="0010d150"/>
    </style:style>
    <style:style style:name="T2" style:family="text">
      <style:text-properties officeooo:rsid="0011b81b"/>
    </style:style>
    <style:style style:name="T3" style:family="text">
      <style:text-properties officeooo:rsid="00120aa0"/>
    </style:style>
    <style:style style:name="T4" style:family="text">
      <style:text-properties officeooo:rsid="0012e9ba"/>
    </style:style>
    <style:style style:name="T5" style:family="text">
      <style:text-properties officeooo:rsid="0017eef1"/>
    </style:style>
    <style:style style:name="T6" style:family="text">
      <style:text-properties officeooo:rsid="0019d085"/>
    </style:style>
    <style:style style:name="T7" style:family="text">
      <style:text-properties officeooo:rsid="001b0980"/>
    </style:style>
    <style:style style:name="T8" style:family="text">
      <style:text-properties officeooo:rsid="001ce121"/>
    </style:style>
    <style:style style:name="T9" style:family="text">
      <style:text-properties fo:font-weight="bold" style:font-weight-asian="bold" style:font-weight-complex="bold"/>
    </style:style>
    <style:style style:name="T10" style:family="text">
      <style:text-properties fo:font-weight="bold" officeooo:rsid="001ce121" style:font-weight-asian="bold" style:font-weight-complex="bold"/>
    </style:style>
    <style:style style:name="T11" style:family="text">
      <style:text-properties officeooo:rsid="001eab52"/>
    </style:style>
    <style:style style:name="T12" style:family="text">
      <style:text-properties fo:font-style="italic" style:font-style-asian="italic" style:font-style-complex="italic"/>
    </style:style>
    <style:style style:name="T13" style:family="text">
      <style:text-properties officeooo:rsid="001f39ae"/>
    </style:style>
    <style:style style:name="T14" style:family="text">
      <style:text-properties officeooo:rsid="0020d164"/>
    </style:style>
    <style:style style:name="T15" style:family="text">
      <style:text-properties officeooo:rsid="00214777"/>
    </style:style>
    <style:style style:name="T16" style:family="text">
      <style:text-properties officeooo:rsid="0022b4f0"/>
    </style:style>
    <style:style style:name="T17" style:family="text">
      <style:text-properties officeooo:rsid="002457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al Logic of <text:span text:style-name="T5">Observations</text:span></text:p>
      <text:p text:style-name="P2">by Sven Nilsen, 2018</text:p>
      <text:p text:style-name="P1"/>
      <text:p text:style-name="P26">In this paper I introduce a modal logic of observations, that despite its simplicity, grounded in pure logic and few assumptions, is surprisingly powerful across ambiguous definitions of observations.</text:p>
      <text:p text:style-name="P1"/>
      <text:p text:style-name="P1">Assume you have <text:span text:style-name="T6">made some observations, and you make some conclusions from the observations.</text:span></text:p>
      <text:p text:style-name="P3"/>
      <text:p text:style-name="P3"><text:tab/>□x<text:tab/>`x` is <text:span text:style-name="T2">observed</text:span></text:p>
      <text:p text:style-name="P1"><text:tab/>◇x<text:tab/>`x` is implied from some <text:span text:style-name="T5">observed </text:span>fact</text:p>
      <text:p text:style-name="P4"/>
      <text:p text:style-name="P11">The main reason to use model logic in this case is to express statements in more concise form:</text:p>
      <text:p text:style-name="P5"/>
      <text:p text:style-name="P9"><text:tab/><text:span text:style-name="T1">◇x := ∃ y : □ { y → x }<text:tab/>There exists an observation that implies `x`</text:span></text:p>
      <text:p text:style-name="P6"/>
      <text:p text:style-name="P10"><text:tab/><text:span text:style-name="T1">□x = □□x<text:tab/><text:tab/><text:tab/>Observing `x` equals observing that `x` is observed</text:span></text:p>
      <text:p text:style-name="P6"/>
      <text:p text:style-name="P12"><text:span text:style-name="T6">T</text:span>wo <text:span text:style-name="T4">facts that implies each other are equal and implies observation from each other’s observation:</text:span></text:p>
      <text:p text:style-name="P6"/>
      <text:p text:style-name="P8"><text:tab/><text:span text:style-name="T3">(x → y) ∧ (y → x) &lt;=&gt; (x = y) &lt;=&gt; (□x → □y) ∧ (□y → □x)<text:tab/>Derived by substitution</text:span></text:p>
      <text:p text:style-name="P6"/>
      <text:p text:style-name="P7"><text:tab/><text:span text:style-name="T3">□x ∧ (x → y) → □x ∧ ◇y<text:tab/><text:tab/><text:tab/><text:tab/>`y` is implied from observing `x`</text:span></text:p>
      <text:p text:style-name="P6"/>
      <text:p text:style-name="P10"><text:tab/><text:span text:style-name="T3">□x ∧ (x = y) → □□x ∧ (□x → □y) → □x ∧ ◇□y<text:tab/>observing `y` is implied from observing `x`</text:span></text:p>
      <text:p text:style-name="P6"/>
      <text:p text:style-name="P14">The statement `<text:span text:style-name="T3">◇□y</text:span>` is stronger than the statement `<text:span text:style-name="T3">◇y</text:span>`. <text:span text:style-name="T7">It</text:span> <text:span text:style-name="T6">can be interpreted as “expect to see” `y`</text:span>.</text:p>
      <text:p text:style-name="P6"/>
      <text:p text:style-name="P13">For example:</text:p>
      <text:p text:style-name="P13"/>
      <text:p text:style-name="P13"><text:tab/>“a tall man” = “a high human <text:span text:style-name="T7">male</text:span>”</text:p>
      <text:p text:style-name="P13"/>
      <text:p text:style-name="P13"><text:tab/><text:span text:style-name="T3">□”</text:span>a tall man”</text:p>
      <text:p text:style-name="P13"><text:tab/><text:span text:style-name="T3">□”</text:span>a tall man” <text:span text:style-name="T3">∧ ◇□”</text:span>a high human <text:span text:style-name="T7">male</text:span>”</text:p>
      <text:p text:style-name="P13"/>
      <text:p text:style-name="P15">If you see a tall man, then you e<text:span text:style-name="T7">xpect to see a high human male, and vice versa.</text:span></text:p>
      <text:p text:style-name="P15"/>
      <text:p text:style-name="P16">However, if you have the following:</text:p>
      <text:p text:style-name="P16"/>
      <text:p text:style-name="P16"><text:tab/>“2” → “square root of 2 is irrational”</text:p>
      <text:p text:style-name="P16"/>
      <text:p text:style-name="P16"><text:tab/><text:span text:style-name="T3">□”</text:span>2”</text:p>
      <text:p text:style-name="P16"><text:tab/><text:span text:style-name="T3">□”</text:span>2” <text:span text:style-name="T3">∧ ◇”</text:span>square root of 2 is irrational”</text:p>
      <text:p text:style-name="P16"/>
      <text:p text:style-name="P16">If you see “2”, then <text:span text:style-name="T11">mathematics</text:span> <text:span text:style-name="T8">implies its square root is irrational, but you can’t </text:span><text:span text:style-name="T10">see</text:span><text:span text:style-name="T8"> that the root is irrational by looking at the number “2”. In order to do that, you need to see a proof that the root of 2 is irrational, because that’s equivalent to “square root of 2 is irrational”.</text:span></text:p>
      <text:p text:style-name="P27">The point of this is to have a simple <text:span text:style-name="T12">working definition</text:span> of the logic of observations, one that can be justified and reasoned about from within logic, and that <text:span text:style-name="T13">expects</text:span> as many <text:span text:style-name="T13">observations</text:span> <text:span text:style-name="T13">as possible.</text:span></text:p>
      <text:p text:style-name="P18"/>
      <text:p text:style-name="P18"><text:span text:style-name="T13">Here is another example:</text:span></text:p>
      <text:p text:style-name="P16"/>
      <text:p text:style-name="P16"><text:tab/>“<text:span text:style-name="T8">2” = “1 + 1”</text:span></text:p>
      <text:p text:style-name="P16"/>
      <text:p text:style-name="P17"><text:tab/><text:span text:style-name="T3">□”</text:span>2”<text:tab/><text:tab/><text:tab/><text:tab/><text:tab/><text:span text:style-name="T13">I see `2`</text:span></text:p>
      <text:p text:style-name="P17"><text:tab/><text:span text:style-name="T3">□”</text:span>2” <text:span text:style-name="T3">∧ ◇□”1+1”<text:tab/><text:tab/><text:tab/>I see `2` and expect to see `1+1`</text:span></text:p>
      <text:p text:style-name="P17"/>
      <text:p text:style-name="P19"><text:span text:style-name="T14">T</text:span>his might not seem quite right at first glance. <text:span text:style-name="T14">What if the math were more complicated?</text:span></text:p>
      <text:p text:style-name="P19"/>
      <text:p text:style-name="P19"><text:span text:style-name="T14">Or, i</text:span>f you do not know how to add numbers, then in principle you can’t expect to see `1+1` from `2`?</text:p>
      <text:p text:style-name="P19"/>
      <text:p text:style-name="P19">The problem is the following:</text:p>
      <text:p text:style-name="P19"/>
      <text:list xml:id="list479945393546241343" text:style-name="L2">
        <text:list-item>
          <text:p text:style-name="P20">You can’t infer that `2` implies `1+1` without enough mathematical training</text:p>
        </text:list-item>
        <text:list-item>
          <text:p text:style-name="P20">You can’t infer that `1+1` implies `2` without enough mathematical training</text:p>
        </text:list-item>
      </text:list>
      <text:p text:style-name="P19"/>
      <text:p text:style-name="P19">When you have enough mathematical training <text:span text:style-name="T14">learn these two things</text:span>, then <text:span text:style-name="T14">it is easy to see that `1+1` equals `2`, and from this you can expect to see `1+1` when you see `2` and vice versa. It does not mean that you see it, but that you can see it if you look for it.</text:span></text:p>
      <text:p text:style-name="P19"/>
      <text:p text:style-name="P21">Which is <text:span text:style-name="T9">exactly</text:span> what I expressed earlier, <text:span text:style-name="T15">but in logical form</text:span>:</text:p>
      <text:p text:style-name="P21"/>
      <text:p text:style-name="P21"><text:tab/><text:span text:style-name="T3">(x → y) ∧ (y → x) &lt;=&gt; (x = y) &lt;=&gt; (□x → □y) ∧ (□y → □x)</text:span></text:p>
      <text:p text:style-name="P19"/>
      <text:p text:style-name="P21">The key to understand this comes from proof semantics: The operation `→` is a very simple proof, which can be derived from memorizing other proofs. So, in order to know that two things are equal, you already need the training, resources, abilities etc. to realize it is true. Which again, gives you the ability to make such observations.</text:p>
      <text:p text:style-name="P21"/>
      <text:p text:style-name="P21">Modal logic of observations implies that there is some underlying structure how agents infer that one fact from another. <text:span text:style-name="T15">However, the concrete structure for how this works, can simply be ignored. This structure only matters if there are deviations from the logic, such as customized constraints etc.</text:span></text:p>
      <text:p text:style-name="P22"/>
      <text:p text:style-name="P23">With general theorem proving abilities, it is possible to derive a such relationship given enough time, which might be the upper end of the complexity scale here. Theorem proving gives `→` a more <text:span text:style-name="T12">literal</text:span> interpretation, in which case the modal logic also hold <text:span text:style-name="T12">literally</text:span>.</text:p>
      <text:p text:style-name="P24"/>
      <text:p text:style-name="P24"><text:span text:style-name="T16">In informal settings, t</text:span>he operation `→` is given an additional semantics that there exists some “easy association” available. <text:s/><text:span text:style-name="T16">W</text:span>hen `→` is given an <text:span text:style-name="T12">informal</text:span> semantics, then the modal logic also holds <text:span text:style-name="T12">informally</text:span>.</text:p>
      <text:p text:style-name="P23"/>
      <text:p text:style-name="P25">For reasoning about observations in general, it is not necessary to know whether the semantics holds literally or informally, because that depends on individual examples. This makes the model logic surprisingly powerful, despite its simplicity, grounded in pure logic <text:span text:style-name="T17">and few assum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9:09:57.284546000</meta:creation-date>
    <dc:date>2018-11-24T22:07:12.063615000</dc:date>
    <meta:editing-duration>PT35S</meta:editing-duration>
    <meta:editing-cycles>1</meta:editing-cycles>
    <meta:document-statistic meta:table-count="0" meta:image-count="0" meta:object-count="0" meta:page-count="2" meta:paragraph-count="42" meta:word-count="752" meta:character-count="4109" meta:non-whitespace-character-count="3372"/>
    <meta:generator>LibreOffice/5.1.2.2$MacOSX_X86_64 LibreOffice_project/d3bf12ecb743fc0d20e0be0c58ca359301eb705f</meta:generator>
  </office:meta>
</office:document-meta>
</file>